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Model.getDefaul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el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el.clea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el.getRootIvy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el.IvyModel( IvyModel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el.addTag( IvyTag ivy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Model.getI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el.getIvyTag( String tagName , String pare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Model.loadDefa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Model.addTag( String name ,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el.refreshIfNeeded( Ivy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